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table:table-column table:style-name="co11" table:number-columns-repeated="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table:table-column table:style-name="co11" table:number-columns-repeated="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Płeć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>
          <table:sort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3" table:target-range-address="Egzaminy.A1:Egzaminy.I166">
          <table:sort>
            <table:sort-by table:field-number="7" table:data-type="automatic"/>
            <table:sort-by table:field-number="4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 style:data-style-name="N2" text:time-value="18:51:57.2220019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7T18:51:43.814132925</dc:date>
    <meta:generator>LibreOffice/5.4.4.2$Linux_X86_64 LibreOffice_project/40m0$Build-2</meta:generator>
    <meta:editing-duration>PT1H6M9S</meta:editing-duration>
    <meta:editing-cycles>16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